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504cm" style:rel-column-width="28923*"/>
    </style:style>
    <style:style style:name="Tableau1.B" style:family="table-column">
      <style:table-column-properties style:column-width="0.889cm" style:rel-column-width="3425*"/>
    </style:style>
    <style:style style:name="Tableau1.C" style:family="table-column">
      <style:table-column-properties style:column-width="2.212cm" style:rel-column-width="8530*"/>
    </style:style>
    <style:style style:name="Tableau1.D" style:family="table-column">
      <style:table-column-properties style:column-width="2.282cm" style:rel-column-width="8802*"/>
    </style:style>
    <style:style style:name="Tableau1.E" style:family="table-column">
      <style:table-column-properties style:column-width="1.279cm" style:rel-column-width="4928*"/>
    </style:style>
    <style:style style:name="Tableau1.F" style:family="table-column">
      <style:table-column-properties style:column-width="2.835cm" style:rel-column-width="10927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Tableau1.B3" style:family="table-cell">
      <style:table-cell-properties fo:padding="0cm" fo:border="none" style:writing-mode="page"/>
    </style:style>
    <style:style style:name="Tableau1.C3" style:family="table-cell">
      <style:table-cell-properties fo:padding="0cm" fo:border="none" style:writing-mode="page"/>
    </style:style>
    <style:style style:name="Tableau1.D3" style:family="table-cell">
      <style:table-cell-properties fo:padding="0cm" fo:border="none" style:writing-mode="page"/>
    </style:style>
    <style:style style:name="Tableau1.F3" style:family="table-cell">
      <style:table-cell-properties fo:padding="0cm" fo:border="none" style:writing-mode="page"/>
    </style:style>
    <style:style style:name="Tableau1.4" style:family="table-row">
      <style:table-row-properties style:min-row-height="0.397cm"/>
    </style:style>
    <style:style style:name="Tableau1.A4" style:family="table-cell">
      <style:table-cell-properties fo:padding="0cm" fo:border="none" style:writing-mode="page"/>
    </style:style>
    <style:style style:name="Tableau1.B4" style:family="table-cell">
      <style:table-cell-properties fo:padding="0cm" fo:border="none" style:writing-mode="page"/>
    </style:style>
    <style:style style:name="Tableau1.C4" style:family="table-cell">
      <style:table-cell-properties fo:padding="0cm" fo:border="none" style:writing-mode="page"/>
    </style:style>
    <style:style style:name="Tableau1.D4" style:family="table-cell">
      <style:table-cell-properties fo:padding="0cm" fo:border="none" style:writing-mode="page"/>
    </style:style>
    <style:style style:name="Tableau1.F4" style:family="table-cell">
      <style:table-cell-properties fo:padding="0cm" fo:border="none" style:writing-mode="page"/>
    </style:style>
    <style:style style:name="Tableau1.A5" style:family="table-cell">
      <style:table-cell-properties fo:padding="0cm" fo:border="none" style:writing-mode="page"/>
    </style:style>
    <style:style style:name="Tableau1.B5" style:family="table-cell">
      <style:table-cell-properties fo:padding="0cm" fo:border="none" style:writing-mode="page"/>
    </style:style>
    <style:style style:name="Tableau1.C5" style:family="table-cell">
      <style:table-cell-properties fo:padding="0cm" fo:border="none" style:writing-mode="page"/>
    </style:style>
    <style:style style:name="Tableau1.D5" style:family="table-cell">
      <style:table-cell-properties fo:padding="0cm" fo:border="none" style:writing-mode="page"/>
    </style:style>
    <style:style style:name="Tableau1.F5" style:family="table-cell">
      <style:table-cell-properties fo:padding="0cm" fo:border="none" style:writing-mode="page"/>
    </style:style>
    <style:style style:name="Tableau1.6" style:family="table-row">
      <style:table-row-properties style:min-row-height="0.42cm"/>
    </style:style>
    <style:style style:name="Tableau1.A6" style:family="table-cell">
      <style:table-cell-properties fo:padding="0cm" fo:border="none" style:writing-mode="page"/>
    </style:style>
    <style:style style:name="Tableau1.B6" style:family="table-cell">
      <style:table-cell-properties fo:padding="0cm" fo:border="none" style:writing-mode="page"/>
    </style:style>
    <style:style style:name="Tableau1.C6" style:family="table-cell">
      <style:table-cell-properties fo:padding="0cm" fo:border="none" style:writing-mode="page"/>
    </style:style>
    <style:style style:name="Tableau1.D6" style:family="table-cell">
      <style:table-cell-properties fo:padding="0cm" fo:border="none" style:writing-mode="page"/>
    </style:style>
    <style:style style:name="Tableau1.F6" style:family="table-cell">
      <style:table-cell-properties fo:padding="0cm" fo:border="none" style:writing-mode="page"/>
    </style:style>
    <style:style style:name="Tableau2" style:family="table">
      <style:table-properties style:width="6.482cm" fo:margin-left="10.634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381cm"/>
    </style:style>
    <style:style style:name="Tableau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5.997cm" table:align="left"/>
    </style:style>
    <style:style style:name="Tableau3.A" style:family="table-column">
      <style:table-column-properties style:column-width="5.997cm"/>
    </style:style>
    <style:style style:name="Tableau3.A1" style:family="table-cell">
      <style:table-cell-properties fo:padding="0.097cm" fo:border="0.5pt solid #000000"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bf62d8"/>
    </style:style>
    <style:style style:name="P3" style:family="paragraph" style:parent-style-name="Table_20_Contents">
      <style:paragraph-properties fo:line-height="115%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Contents">
      <style:paragraph-properties fo:line-height="115%" fo:text-align="center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rsid="00ef8948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rsid="00ef8948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able_20_Contents">
      <style:paragraph-properties fo:line-height="115%" fo:text-align="end" style:justify-single-word="false"/>
      <style:text-properties style:font-name="Liberation Mono" fo:font-size="22pt" fo:font-style="normal" fo:font-weight="bold" officeooo:rsid="00ef8948" officeooo:paragraph-rsid="00ef8948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Table_20_Contents">
      <style:paragraph-properties fo:line-height="115%"/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line-height="115%"/>
      <style:text-properties style:font-name="Liberation Mono" fo:font-size="10pt" fo:font-style="normal" fo:font-weight="normal" officeooo:rsid="00ef8948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line-height="115%"/>
      <style:text-properties style:font-name="Liberation Mono" fo:font-size="10pt" fo:font-style="normal" fo:font-weight="normal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15%"/>
      <style:text-properties style:font-name="Liberation Mono" fo:font-size="10pt" fo:font-style="normal" fo:font-weight="normal" officeooo:paragraph-rsid="001baee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15%"/>
      <style:text-properties style:font-name="Liberation Mono" fo:font-size="10pt" fo:font-style="normal" fo:font-weight="normal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line-height="115%" fo:text-align="end" style:justify-single-word="false"/>
      <style:text-properties style:font-name="Liberation Mono" fo:font-size="10pt" fo:font-style="normal" fo:font-weight="normal" officeooo:rsid="00d7aa74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Mono" fo:font-size="10pt" fo:font-style="normal" fo:font-weight="normal" officeooo:rsid="0021938f" officeooo:paragraph-rsid="00f59c88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Mono" fo:font-size="10pt" fo:font-style="normal" fo:font-weight="normal" officeooo:rsid="0021938f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line-height="115%"/>
      <style:text-properties style:font-name="Liberation Mono" fo:font-size="10pt" fo:font-style="normal" fo:font-weight="bold" officeooo:rsid="0021938f" officeooo:paragraph-rsid="010c85ac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margin-left="0cm" fo:margin-right="5.08cm" fo:line-height="115%" fo:text-indent="0cm" style:auto-text-indent="false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15%"/>
      <style:text-properties officeooo:paragraph-rsid="00d7aa74"/>
    </style:style>
    <style:style style:name="P24" style:family="paragraph" style:parent-style-name="Standard">
      <style:paragraph-properties fo:line-height="115%"/>
      <style:text-properties style:font-name="Liberation Mono" fo:font-size="10pt" fo:font-style="normal" fo:font-weight="normal" officeooo:paragraph-rsid="011305d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15%"/>
      <style:text-properties style:font-name="Liberation Mono" fo:font-size="10pt" fo:font-style="normal" fo:font-weight="normal" officeooo:rsid="011305d7" officeooo:paragraph-rsid="011305d7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line-height="115%"/>
      <style:text-properties style:font-name="Liberation Mono" fo:font-size="12pt" fo:font-style="normal" fo:font-weight="bold" officeooo:paragraph-rsid="011305d7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rsid="0117597c" officeooo:paragraph-rsid="0117597c" style:font-size-asian="8pt" style:font-size-complex="8pt"/>
    </style:style>
    <style:style style:name="P29" style:family="paragraph">
      <style:paragraph-properties fo:text-align="center"/>
    </style:style>
    <style:style style:name="T1" style:family="text">
      <style:text-properties officeooo:rsid="0100e41b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da37ce" style:font-size-asian="8pt" style:font-size-complex="8pt"/>
    </style:style>
    <style:style style:name="T4" style:family="text">
      <style:text-properties fo:font-size="8pt" officeooo:rsid="00e831e4" style:font-size-asian="8pt" style:font-size-complex="8pt"/>
    </style:style>
    <style:style style:name="T5" style:family="text">
      <style:text-properties officeooo:rsid="00f59c88"/>
    </style:style>
    <style:style style:name="T6" style:family="text">
      <style:text-properties officeooo:rsid="011305d7"/>
    </style:style>
    <style:style style:name="T7" style:family="text">
      <style:text-properties style:font-name="Liberation Mono" fo:font-size="10pt" fo:font-style="normal" fo:font-weight="normal" officeooo:rsid="00423fc1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Liberation Mono" fo:font-size="10pt" fo:font-style="normal" fo:font-weight="normal" officeooo:rsid="011305d7" style:font-size-asian="10pt" style:font-style-asian="normal" style:font-weight-asian="normal" style:font-size-complex="10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ADDRESS1_PIED"/>
        <text:variable-decl office:value-type="string" text:name="SCHOOL_CITY_PIED"/>
        <text:variable-decl office:value-type="string" text:name="SCHOOL_EMAIL_PIED"/>
        <text:variable-decl office:value-type="string" text:name="SCHOOL_NAME_PIED"/>
        <text:variable-decl office:value-type="string" text:name="SCHOOL_PHONE_PIED"/>
        <text:variable-decl office:value-type="string" text:name="SCHOOL_ZIPCODE_PIED"/>
        <text:variable-decl office:value-type="string" text:name="USER_CITY"/>
        <text:variable-decl office:value-type="string" text:name="USER_ZIPCODE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USER_NUM_INSCR"/>
        <text:variable-decl office:value-type="string" text:name="DESCRIPTIONS"/>
        <text:variable-decl office:value-type="string" text:name="QUANTITES"/>
        <text:variable-decl office:value-type="currency" office:currency="EUR" text:name="TOTAL_TTC"/>
        <text:variable-decl office:value-type="currency" office:currency="EUR" text:name="TOTAL_HT"/>
        <text:variable-decl office:value-type="currency" office:currency="EUR" text:name="TOTAL_TVA"/>
        <text:variable-decl office:value-type="string" text:name="ARTICLES_PU"/>
        <text:variable-decl office:value-type="string" text:name="ARTICLES_HT"/>
        <text:variable-decl office:value-type="string" text:name="ARTICLES_TVA"/>
        <text:variable-decl office:value-type="string" text:name="ARTICLES_TTC"/>
        <text:variable-decl office:value-type="string" text:name="LIST_TVA"/>
        <text:variable-decl office:value-type="string" text:name="LIST_HT"/>
        <text:variable-decl office:value-type="string" text:name="LIST_TTC"/>
        <text:variable-decl office:value-type="string" text:name="PAIEMENT_INSCRIPTION"/>
        <text:variable-decl office:value-type="string" text:name="SCHOOL_ADDRESS2"/>
        <text:variable-decl office:value-type="string" text:name="NUM_FACTURE"/>
        <text:variable-decl office:value-type="date" text:name="DATE_FACTUR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711006582032">
          <table:table-cell table:style-name="Tableau7.A1" office:value-type="string">
            <text:p text:style-name="P25">GET-SKILLS</text:p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au7.A1" office:value-type="string">
            <text:p text:style-name="P10">Facture</text:p>
          </table:table-cell>
        </table:table-row>
        <table:table-row table:style-name="TableLine94711006643120">
          <table:table-cell table:style-name="Tableau7.A1" office:value-type="string">
            <text:p text:style-name="P11"/>
          </table:table-cell>
          <table:table-cell table:style-name="Tableau7.A1" office:value-type="string">
            <text:p text:style-name="P27"><text:variable-set text:name="SCHOOL_NAME" office:value-type="string">SCHOOL_NAME</text:variable-set></text:p>
            <text:p text:style-name="P24"><text:variable-set text:name="SCHOOL_ADDRESS1" office:value-type="string">SCHOOL_ADDRESS1</text:variable-set></text:p>
            <text:p text:style-name="P24"><text:variable-set text:name="SCHOOL_ZIPCODE" office:value-type="string">SCHOOL_ZIPCODE</text:variable-set><text:s/><text:variable-set text:name="SCHOOL_CITY" office:value-type="string">SCHOOL_CITY</text:variable-set></text:p>
            <text:p text:style-name="P24"><text:variable-set text:name="SCHOOL_PHONE" office:value-type="string">SCHOOL_PHONE</text:variable-set></text:p>
            <text:p text:style-name="P24"><text:variable-set text:name="SCHOOL_EMAIL" office:value-type="string">SCHOOL_EMAIL</text:variable-set></text:p>
            <text:p text:style-name="P13"/>
            <text:p text:style-name="P13"/>
            <text:p text:style-name="P13"/>
            <text:p text:style-name="P16">Laon, le <text:variable-set text:name="DATE_FACTURE" text:formula="ooow:DATE_FACTURE" office:value-type="date" office:date-value="1899-12-30" style:data-style-name="N20076">30 décembre 1899</text:variable-set></text:p>
          </table:table-cell>
        </table:table-row>
      </table:table>
      <text:p text:style-name="P14"/>
      <text:p text:style-name="P14"/>
      <text:p text:style-name="P23"><text:span text:style-name="T7">Références : </text:span><text:span text:style-name="T8">Facture </text:span><text:span text:style-name="T7">n°</text:span><text:span text:style-name="T7"><text:variable-set text:name="NUM_FACTURE" office:value-type="string">NUM_FACTURE</text:variable-set></text:span></text:p>
      <text:p text:style-name="P2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711006712880">
          <table:table-cell table:style-name="Tableau1.A1" office:value-type="string">
            <text:p text:style-name="P12">Description</text:p>
          </table:table-cell>
          <table:table-cell table:style-name="Tableau1.A1" office:value-type="string">
            <text:p text:style-name="P12">Qté</text:p>
          </table:table-cell>
          <table:table-cell table:style-name="Tableau1.A1" office:value-type="string">
            <text:p text:style-name="P12">PU</text:p>
          </table:table-cell>
          <table:table-cell table:style-name="Tableau1.A1" office:value-type="string">
            <text:p text:style-name="P12">HT</text:p>
          </table:table-cell>
          <table:table-cell table:style-name="Tableau1.A1" office:value-type="string">
            <text:p text:style-name="P12">TVA %</text:p>
          </table:table-cell>
          <table:table-cell table:style-name="Tableau1.F1" office:value-type="string">
            <text:p text:style-name="P12">TTC</text:p>
          </table:table-cell>
        </table:table-row>
        <table:table-row table:style-name="TableLine94711006774752">
          <table:table-cell table:style-name="Tableau1.A2" office:value-type="string">
            <text:p text:style-name="P3"><text:variable-set text:name="DESCRIPTIONS" office:value-type="string">DESCRIPTIONS</text:variable-set></text:p>
          </table:table-cell>
          <table:table-cell table:style-name="Tableau1.B2" office:value-type="string">
            <text:p text:style-name="P4"><text:variable-set text:name="QUANTITES" office:value-type="string">QUANTITES</text:variable-set></text:p>
          </table:table-cell>
          <table:table-cell table:style-name="Tableau1.C2" office:value-type="string">
            <text:p text:style-name="P5"><text:variable-set text:name="ARTICLES_PU" office:value-type="string">ARTICLES_PU</text:variable-set></text:p>
          </table:table-cell>
          <table:table-cell table:style-name="Tableau1.D2" office:value-type="string">
            <text:p text:style-name="P5"><text:variable-set text:name="ARTICLES_HT" office:value-type="string">ARTICLES_HT</text:variable-set></text:p>
          </table:table-cell>
          <table:table-cell table:style-name="Tableau1.E2" office:value-type="string">
            <text:p text:style-name="P5"><text:variable-set text:name="ARTICLES_TVA" office:value-type="string">ARTICLES_TVA</text:variable-set></text:p>
          </table:table-cell>
          <table:table-cell table:style-name="Tableau1.F2" office:value-type="string">
            <text:p text:style-name="P5"><text:variable-set text:name="ARTICLES_TTC" office:value-type="string">ARTICLES_TTC</text:variable-set></text:p>
          </table:table-cell>
        </table:table-row>
        <table:table-row table:style-name="TableLine94711006778272">
          <table:table-cell table:style-name="Tableau1.A5" office:value-type="string">
            <text:p text:style-name="P3"/>
          </table:table-cell>
          <table:table-cell table:style-name="Tableau1.B3" office:value-type="string">
            <text:p text:style-name="P3"/>
          </table:table-cell>
          <table:table-cell table:style-name="Tableau1.C3" office:value-type="string">
            <text:p text:style-name="P3"/>
          </table:table-cell>
          <table:table-cell table:style-name="Tableau1.D3" table:number-columns-spanned="2" office:value-type="string">
            <text:p text:style-name="P6"/>
          </table:table-cell>
          <table:covered-table-cell/>
          <table:table-cell table:style-name="Tableau1.F3" office:value-type="string">
            <text:p text:style-name="P3"/>
          </table:table-cell>
        </table:table-row>
        <table:table-row table:style-name="Tableau1.4">
          <table:table-cell table:style-name="Tableau1.A5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D4" table:number-columns-spanned="2" office:value-type="string">
            <text:p text:style-name="P8">TOTAL HT: </text:p>
          </table:table-cell>
          <table:covered-table-cell/>
          <table:table-cell table:style-name="Tableau1.F4" office:value-type="string">
            <text:p text:style-name="P5"><text:variable-set text:name="TOTAL_HT" text:formula="ooow:TOTAL_HT" office:value-type="currency" office:currency="EUR" office:value="0" style:data-style-name="N10123">0.00 €</text:variable-set></text:p>
          </table:table-cell>
        </table:table-row>
        <table:table-row table:style-name="Tableau1.4"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3"/>
          </table:table-cell>
          <table:table-cell table:style-name="Tableau1.C5" office:value-type="string">
            <text:p text:style-name="P3"/>
          </table:table-cell>
          <table:table-cell table:style-name="Tableau1.D5" table:number-columns-spanned="2" office:value-type="string">
            <text:p text:style-name="P8">TOTAL TVA: </text:p>
          </table:table-cell>
          <table:covered-table-cell/>
          <table:table-cell table:style-name="Tableau1.F5" office:value-type="string">
            <text:p text:style-name="P5"><text:variable-set text:name="TOTAL_TVA" text:formula="ooow:TOTAL_TVA" office:value-type="currency" office:currency="EUR" office:value="0" style:data-style-name="N10124">0.00 €</text:variable-set></text:p>
          </table:table-cell>
        </table:table-row>
        <table:table-row table:style-name="Tableau1.6">
          <table:table-cell table:style-name="Tableau1.A6" office:value-type="string">
            <text:p text:style-name="P3"/>
          </table:table-cell>
          <table:table-cell table:style-name="Tableau1.B6" office:value-type="string">
            <text:p text:style-name="P3"/>
          </table:table-cell>
          <table:table-cell table:style-name="Tableau1.C6" office:value-type="string">
            <text:p text:style-name="P3"/>
          </table:table-cell>
          <table:table-cell table:style-name="Tableau1.D6" table:number-columns-spanned="2" office:value-type="string">
            <text:p text:style-name="P8">TOTAL TTC: </text:p>
          </table:table-cell>
          <table:covered-table-cell/>
          <table:table-cell table:style-name="Tableau1.F6" office:value-type="string">
            <text:p text:style-name="P5"><text:variable-set text:name="TOTAL_TTC" text:formula="ooow:TOTAL_TTC" office:value-type="currency" office:currency="EUR" office:value="0" style:data-style-name="N10124">0.00 €</text:variable-set></text:p>
          </table:table-cell>
        </table:table-row>
      </table:table>
      <text:p text:style-name="P17"/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711006792384">
          <table:table-cell table:style-name="Tableau2.A1" office:value-type="string">
            <text:p text:style-name="P9">TVA %</text:p>
          </table:table-cell>
          <table:table-cell table:style-name="Tableau2.A1" office:value-type="string">
            <text:p text:style-name="P9"><text:span text:style-name="T5">Montant</text:span> HT</text:p>
          </table:table-cell>
          <table:table-cell table:style-name="Tableau2.C1" office:value-type="string">
            <text:p text:style-name="P9"><text:span text:style-name="T5">Montant</text:span> TTC</text:p>
          </table:table-cell>
        </table:table-row>
        <table:table-row table:style-name="TableLine94711006802864">
          <table:table-cell table:style-name="Tableau2.A2" office:value-type="string">
            <text:p text:style-name="P7"><text:variable-set text:name="LIST_TVA" office:value-type="string">LIST_TVA</text:variable-set></text:p>
          </table:table-cell>
          <table:table-cell table:style-name="Tableau2.B2" office:value-type="string">
            <text:p text:style-name="P7"><text:variable-set text:name="LIST_HT" office:value-type="string">LIST_HT</text:variable-set></text:p>
          </table:table-cell>
          <table:table-cell table:style-name="Tableau2.C2" office:value-type="string">
            <text:p text:style-name="P7"><text:variable-set text:name="LIST_TTC" office:value-type="string">LIST_TTC</text:variable-set></text:p>
          </table:table-cell>
        </table:table-row>
      </table:table>
      <text:p text:style-name="P18"/>
      <text:p text:style-name="P18"/>
      <text:p text:style-name="P19"/>
      <text:p text:style-name="P17"/>
      <text:section text:style-name="Sect1" text:name="Section1">
        <text:p text:style-name="P21">Informations de paiement</text:p>
        <text:p text:style-name="P20"><draw:line text:anchor-type="paragraph" draw:z-index="0" draw:name="Shape1" draw:style-name="gr1" draw:text-style-name="P29" svg:x1="-0.005cm" svg:y1="0.183cm" svg:x2="10.143cm" svg:y2="0.183cm"><text:p/></draw:line></text:p>
        <text:p text:style-name="P22"/>
        <text:p text:style-name="P20">Vous pouvez nous payer par chèque en envoyant votre règlement à l’adresse suivante :</text:p>
        <text:p text:style-name="P20"/>
        <table:table table:name="Tableau3" table:style-name="Tableau3">
          <table:table-column table:style-name="Tableau3.A"/>
          <table:table-row table:style-name="TableLine94711006958864">
            <table:table-cell table:style-name="Tableau3.A1" office:value-type="string">
              <text:p text:style-name="P25">GET-SKILLS</text:p>
            </table:table-cell>
          </table:table-row>
        </table:table>
        <text:p text:style-name="P2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rsid="0117597c" officeooo:paragraph-rsid="0117597c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bf62d8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size-asian="8pt" style:font-size-complex="8pt"/>
    </style:style>
    <style:style style:name="MT3" style:family="text">
      <style:text-properties fo:font-size="8pt" officeooo:rsid="00e831e4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page </text:span><text:page-number text:select-page="current">1</text:page-number>/<text:page-count>1</text:page-count> -</text:p>
        <text:p text:style-name="MP1"/>
        <text:p text:style-name="MP1"/>
        <text:p text:style-name="MP2">GET-SKILLS</text:p>
        <text:p text:style-name="MP3"><text:span text:style-name="MT2">Email : </text:span><text:span text:style-name="MT3">| </text:span><text:span text:style-name="MT2">Phone: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8-27T17:10:12.987138874</dc:date>
    <meta:editing-duration>PT11H26M</meta:editing-duration>
    <meta:editing-cycles>212</meta:editing-cycles>
    <meta:generator>LibreOffice/6.4.7.2$Linux_X86_64 LibreOffice_project/40$Build-2</meta:generator>
    <meta:document-statistic meta:table-count="4" meta:image-count="0" meta:object-count="0" meta:page-count="1" meta:paragraph-count="39" meta:word-count="78" meta:character-count="501" meta:non-whitespace-character-count="458"/>
  </office:meta>
</office:document-meta>
</file>